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92cm" fo:min-width="0cm"/>
    </style:style>
    <style:style style:name="gr7" style:family="graphic" style:parent-style-name="standard">
      <style:graphic-properties draw:stroke="solid" svg:stroke-color="#000000" draw:fill="solid" draw:fill-color="#ff3333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ff3333" draw:fill-gradient-name="Gradient_20_1" draw:fill-hatch-name="Black_20_0_20_Degrees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516cm"/>
    </style:style>
    <style:style style:name="P1" style:family="paragraph">
      <style:paragraph-properties fo:text-align="center"/>
      <style:text-properties fo:font-family="FreeMono" style:font-family-generic="modern" style:font-pitch="fixed" fo:font-size="9pt" style:font-size-asian="9pt" style:font-size-complex="9pt"/>
    </style:style>
    <style:style style:name="P2" style:family="paragraph">
      <style:text-properties fo:font-family="Ubuntu" style:font-pitch="variable" fo:font-size="9pt" fo:font-style="italic" style:font-size-asian="9pt" style:font-style-asian="italic" style:font-size-complex="9pt" style:font-style-complex="italic"/>
    </style:style>
    <style:style style:name="P3" style:family="paragraph">
      <style:text-properties fo:font-family="FreeMono" style:font-family-generic="modern" style:font-pitch="fixed" fo:font-size="9pt" style:font-size-asian="9pt" style:font-size-complex="9pt"/>
    </style:style>
    <style:style style:name="P4" style:family="paragraph">
      <style:paragraph-properties fo:text-align="center"/>
    </style:style>
    <style:style style:name="T1" style:family="text">
      <style:text-properties fo:font-family="Ubuntu" style:font-pitch="variable" fo:font-size="9pt" style:font-size-asian="9pt" style:font-size-complex="9pt"/>
    </style:style>
    <style:style style:name="T2" style:family="text">
      <style:text-properties fo:font-family="FreeMono" style:font-family-generic="modern" style:font-pitch="fixed" fo:font-size="9pt" style:font-size-asian="9pt" style:font-size-complex="9pt"/>
    </style:style>
    <style:style style:name="T3" style:family="text">
      <style:text-properties fo:font-family="Ubuntu" style:font-pitch="variable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4.81cm" svg:y1="6.842cm" svg:x2="3.54cm" svg:y2="7.604cm">
          <text:p/>
        </draw:line>
        <draw:frame draw:style-name="gr2" draw:text-style-name="P2" draw:layer="layout" svg:width="2.195cm" svg:height="0.607cm" svg:x="3.758cm" svg:y="5.473cm">
          <draw:text-box>
            <text:p text:style-name="P2"><text:span text:style-name="T1">a = Numeral</text:span></text:p>
          </draw:text-box>
        </draw:frame>
        <draw:frame draw:style-name="gr2" draw:text-style-name="P3" draw:layer="layout" svg:width="3.741cm" svg:height="1.523cm" svg:x="3.056cm" svg:y="2.779cm">
          <draw:text-box>
            <text:p text:style-name="P3"><text:span text:style-name="T2">(let ((x (read)))</text:span></text:p>
            <text:p text:style-name="P3"><text:span text:style-name="T2"><text:s text:c="2"/></text:span><text:span text:style-name="T2">(if x</text:span></text:p>
            <text:p text:style-name="P3"><text:span text:style-name="T2"><text:s text:c="6"/>“</text:span><text:span text:style-name="T2">foo”</text:span></text:p>
            <text:p text:style-name="P3"><text:span text:style-name="T2"><text:s text:c="6"/></text:span><text:span text:style-name="T2">(+ 1 x)))</text:span></text:p>
          </draw:text-box>
        </draw:frame>
        <draw:line draw:style-name="gr1" draw:text-style-name="P4" draw:layer="layout" svg:x1="5.596cm" svg:y1="2.905cm" svg:x2="7.12cm" svg:y2="2.27cm">
          <text:p/>
        </draw:line>
        <draw:custom-shape draw:style-name="gr3" draw:text-style-name="P4" draw:layer="layout" svg:width="0.381cm" svg:height="0.889cm" svg:x="6.924cm" svg:y="3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2" draw:layer="layout" svg:width="0.676cm" svg:height="0.607cm" svg:x="6.993cm" svg:y="1.889cm">
          <draw:text-box>
            <text:p text:style-name="P2"><text:span text:style-name="T3">a</text:span></text:p>
          </draw:text-box>
        </draw:frame>
        <draw:frame draw:style-name="gr5" draw:text-style-name="P2" draw:layer="layout" svg:width="0.68cm" svg:height="0.607cm" svg:x="7.178cm" svg:y="3.414cm">
          <draw:text-box>
            <text:p text:style-name="P2"><text:span text:style-name="T3">b</text:span></text:p>
          </draw:text-box>
        </draw:frame>
        <draw:frame draw:style-name="gr6" draw:text-style-name="P2" draw:layer="layout" svg:width="1.831cm" svg:height="0.607cm" svg:x="9.075cm" svg:y="5.473cm">
          <draw:text-box>
            <text:p text:style-name="P2"><text:span text:style-name="T3">a = String</text:span></text:p>
          </draw:text-box>
        </draw:frame>
        <draw:frame draw:style-name="gr2" draw:text-style-name="P2" draw:layer="layout" svg:width="2.145cm" svg:height="0.607cm" svg:x="14.462cm" svg:y="5.473cm">
          <draw:text-box>
            <text:p text:style-name="P2"><text:span text:style-name="T3">a = Boolean</text:span></text:p>
          </draw:text-box>
        </draw:frame>
        <draw:frame draw:style-name="gr2" draw:text-style-name="P2" draw:layer="layout" svg:width="2.195cm" svg:height="0.963cm" svg:x="2.397cm" svg:y="7.604cm">
          <draw:text-box>
            <text:p text:style-name="P2"><text:span text:style-name="T3">a = Numeral</text:span></text:p>
            <text:p text:style-name="P2"><text:span text:style-name="T3">b = String</text:span></text:p>
          </draw:text-box>
        </draw:frame>
        <draw:frame draw:style-name="gr2" draw:text-style-name="P2" draw:layer="layout" svg:width="2.2cm" svg:height="0.963cm" svg:x="5.191cm" svg:y="7.604cm">
          <draw:text-box>
            <text:p text:style-name="P2"><text:span text:style-name="T3">a = Numeral</text:span></text:p>
            <text:p text:style-name="P2"><text:span text:style-name="T3">b = Numeral</text:span></text:p>
          </draw:text-box>
        </draw:frame>
        <draw:frame draw:style-name="gr2" draw:text-style-name="P2" draw:layer="layout" svg:width="1.836cm" svg:height="0.963cm" svg:x="7.927cm" svg:y="7.604cm">
          <draw:text-box>
            <text:p text:style-name="P2"><text:span text:style-name="T3">a = String</text:span></text:p>
            <text:p text:style-name="P2"><text:span text:style-name="T3">b = String</text:span></text:p>
          </draw:text-box>
        </draw:frame>
        <draw:frame draw:style-name="gr7" draw:text-style-name="P2" draw:layer="layout" svg:width="2.2cm" svg:height="1.319cm" svg:x="10.271cm" svg:y="7.604cm">
          <draw:text-box>
            <text:p text:style-name="P2"><text:span text:style-name="T3">a = String</text:span></text:p>
            <text:p text:style-name="P2"><text:span text:style-name="T3">b = Numeral</text:span></text:p>
            <text:p text:style-name="P2"><text:span text:style-name="T3">a = Numeral</text:span></text:p>
          </draw:text-box>
        </draw:frame>
        <draw:frame draw:style-name="gr2" draw:text-style-name="P2" draw:layer="layout" svg:width="2.145cm" svg:height="0.963cm" svg:x="12.952cm" svg:y="7.604cm">
          <draw:text-box>
            <text:p text:style-name="P2"><text:span text:style-name="T3">a = Boolean</text:span></text:p>
            <text:p text:style-name="P2"><text:span text:style-name="T3">b = String</text:span></text:p>
          </draw:text-box>
        </draw:frame>
        <draw:frame draw:style-name="gr8" draw:text-style-name="P2" draw:layer="layout" svg:width="2.2cm" svg:height="1.319cm" svg:x="15.564cm" svg:y="7.604cm">
          <draw:text-box>
            <text:p text:style-name="P2"><text:span text:style-name="T3">a = Boolean</text:span></text:p>
            <text:p text:style-name="P2"><text:span text:style-name="T3">b = Numeral</text:span></text:p>
            <text:p text:style-name="P2"><text:span text:style-name="T3">a = Numeral</text:span></text:p>
          </draw:text-box>
        </draw:frame>
        <draw:line draw:style-name="gr1" draw:text-style-name="P1" draw:layer="layout" svg:x1="4.81cm" svg:y1="6.842cm" svg:x2="6.334cm" svg:y2="7.604cm">
          <text:p/>
        </draw:line>
        <draw:line draw:style-name="gr1" draw:text-style-name="P1" draw:layer="layout" svg:x1="10.017cm" svg:y1="6.715cm" svg:x2="8.747cm" svg:y2="7.604cm">
          <text:p/>
        </draw:line>
        <draw:line draw:style-name="gr1" draw:text-style-name="P1" draw:layer="layout" svg:x1="10.017cm" svg:y1="6.715cm" svg:x2="11.413cm" svg:y2="7.604cm">
          <text:p/>
        </draw:line>
        <draw:line draw:style-name="gr1" draw:text-style-name="P1" draw:layer="layout" svg:x1="15.478cm" svg:y1="6.842cm" svg:x2="13.827cm" svg:y2="7.604cm">
          <text:p/>
        </draw:line>
        <draw:line draw:style-name="gr1" draw:text-style-name="P1" draw:layer="layout" svg:x1="15.478cm" svg:y1="6.842cm" svg:x2="16.621cm" svg:y2="7.604cm">
          <text:p/>
        </draw:line>
        <draw:line draw:style-name="gr1" draw:text-style-name="P4" draw:layer="layout" svg:x1="4.81cm" svg:y1="5.445cm" svg:x2="10.017cm" svg:y2="4.302cm">
          <text:p/>
        </draw:line>
        <draw:line draw:style-name="gr1" draw:text-style-name="P4" draw:layer="layout" svg:x1="10.017cm" svg:y1="5.445cm" svg:x2="10.017cm" svg:y2="4.302cm">
          <text:p/>
        </draw:line>
        <draw:line draw:style-name="gr1" draw:text-style-name="P4" draw:layer="layout" svg:x1="15.351cm" svg:y1="5.445cm" svg:x2="10.017cm" svg:y2="4.302cm">
          <text:p/>
        </draw:line>
        <draw:custom-shape draw:style-name="gr9" draw:text-style-name="P4" draw:layer="layout" svg:width="1.524cm" svg:height="0.635cm" svg:x="9.255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016cm" svg:height="0.508cm" svg:x="4.302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89cm" svg:height="0.569cm" svg:x="4.429cm" svg:y="6.588cm">
          <draw:text-box>
            <text:p><text:span text:style-name="T2">if</text:span></text:p>
          </draw:text-box>
        </draw:frame>
        <draw:line draw:style-name="gr1" draw:text-style-name="P4" draw:layer="layout" svg:x1="4.81cm" svg:y1="6.08cm" svg:x2="4.81cm" svg:y2="6.588cm">
          <text:p/>
        </draw:line>
        <draw:custom-shape draw:style-name="gr9" draw:text-style-name="P4" draw:layer="layout" svg:width="1.016cm" svg:height="0.508cm" svg:x="9.509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89cm" svg:height="0.569cm" svg:x="9.636cm" svg:y="6.588cm">
          <draw:text-box>
            <text:p><text:span text:style-name="T2">if</text:span></text:p>
          </draw:text-box>
        </draw:frame>
        <draw:line draw:style-name="gr1" draw:text-style-name="P4" draw:layer="layout" svg:x1="10.017cm" svg:y1="6.08cm" svg:x2="10.017cm" svg:y2="6.588cm">
          <text:p/>
        </draw:line>
        <draw:custom-shape draw:style-name="gr9" draw:text-style-name="P4" draw:layer="layout" svg:width="1.016cm" svg:height="0.508cm" svg:x="14.97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0.889cm" svg:height="0.569cm" svg:x="15.097cm" svg:y="6.588cm">
          <draw:text-box>
            <text:p><text:span text:style-name="T2">if</text:span></text:p>
          </draw:text-box>
        </draw:frame>
        <draw:line draw:style-name="gr1" draw:text-style-name="P4" draw:layer="layout" svg:x1="15.478cm" svg:y1="6.08cm" svg:x2="15.478cm" svg:y2="6.588cm">
          <text:p/>
        </draw:line>
        <draw:frame draw:style-name="gr5" draw:text-style-name="P3" draw:layer="layout" svg:width="1.264cm" svg:height="0.569cm" svg:x="9.382cm" svg:y="4.114cm">
          <draw:text-box>
            <text:p text:style-name="P3"><text:span text:style-name="T2">read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4T14:16:12</meta:creation-date>
    <dc:date>2012-05-04T14:53:38</dc:date>
    <meta:editing-duration>PT21M36S</meta:editing-duration>
    <meta:editing-cycles>2</meta:editing-cycles>
    <meta:generator>LibreOffice/3.4$Linux LibreOffice_project/340m1$Build-402</meta:generator>
    <meta:document-statistic meta:object-count="34"/>
  </office:meta>
</office:document-meta>
</file>